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1mm"/>
    </style:style>
    <style:style style:name="co2" style:family="table-column">
      <style:table-column-properties fo:break-before="auto" style:column-width="28.79mm"/>
    </style:style>
    <style:style style:name="co3" style:family="table-column">
      <style:table-column-properties fo:break-before="auto" style:column-width="22.63mm"/>
    </style:style>
    <style:style style:name="co4" style:family="table-column">
      <style:table-column-properties fo:break-before="auto" style:column-width="15.93mm"/>
    </style:style>
    <style:style style:name="co5" style:family="table-column">
      <style:table-column-properties fo:break-before="auto" style:column-width="10.6mm"/>
    </style:style>
    <style:style style:name="co6" style:family="table-column">
      <style:table-column-properties fo:break-before="auto" style:column-width="23.2mm"/>
    </style:style>
    <style:style style:name="co7" style:family="table-column">
      <style:table-column-properties fo:break-before="auto" style:column-width="19.56mm"/>
    </style:style>
    <style:style style:name="co8" style:family="table-column">
      <style:table-column-properties fo:break-before="auto" style:column-width="17.73mm"/>
    </style:style>
    <style:style style:name="co9" style:family="table-column">
      <style:table-column-properties fo:break-before="auto" style:column-width="29.2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9.07mm"/>
    </style:style>
    <style:style style:name="co12" style:family="table-column">
      <style:table-column-properties fo:break-before="auto" style:column-width="23.23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27.31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PageStyle_5f_Zadanie">
      <style:table-properties table:display="true" style:writing-mode="lr-tb"/>
    </style:style>
    <style:style style:name="ta3" style:family="table" style:master-page-name="PageStyle_5f_w3">
      <style:table-properties table:display="true" style:writing-mode="lr-tb"/>
    </style:style>
    <style:style style:name="ta4" style:family="table" style:master-page-name="PageStyle_5f_kobiety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Staż_20_pracy_20__3c__20_3_20_lat">
      <style:table-properties table:display="true" style:writing-mode="lr-tb"/>
    </style:style>
    <style:style style:name="ta7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20" style:family="table-cell" style:parent-style-name="Default" style:data-style-name="N104"/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24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25" style:family="table-cell" style:parent-style-name="Pole_20_tabeli_20_przestawnej">
      <style:table-cell-properties fo:border-bottom="0.99pt solid #000000" fo:border-left="2.01pt solid #000000" fo:border-right="0.99pt solid #000000" fo:border-top="0.99pt solid #000000"/>
    </style:style>
    <style:style style:name="ce26" style:family="table-cell" style:parent-style-name="Kategoria_20_tabeli_20_przestawnej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Kategoria_20_tabeli_20_przestawnej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Tytuł_20_tabeli_20_przestawnej" style:data-style-name="N0">
      <style:table-cell-properties fo:border-bottom="2.01pt solid #000000" fo:border-left="2.01pt solid #000000" fo:border-right="0.99pt solid #000000" fo:border-top="0.99pt solid #000000"/>
    </style:style>
    <style:style style:name="ce29" style:family="table-cell" style:parent-style-name="Pole_20_tabeli_20_przestawnej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Kategoria_20_tabeli_20_przestawnej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Wartość_20_tabeli_20_przestawnej" style:data-style-name="N116">
      <style:table-cell-properties fo:border-bottom="none" fo:border-left="0.99pt solid #000000" fo:border-right="none" fo:border-top="0.99pt solid #000000"/>
    </style:style>
    <style:style style:name="ce32" style:family="table-cell" style:parent-style-name="Wartość_20_tabeli_20_przestawnej" style:data-style-name="N116">
      <style:table-cell-properties fo:border-bottom="none" fo:border-left="0.99pt solid #000000" fo:border-right="none" fo:border-top="none"/>
    </style:style>
    <style:style style:name="ce33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34" style:family="table-cell" style:parent-style-name="Wartość_20_tabeli_20_przestawnej">
      <style:table-cell-properties fo:border-bottom="0.99pt solid #000000" fo:border-left="0.99pt solid #000000" fo:border-right="none" fo:border-top="none"/>
    </style:style>
    <style:style style:name="ce35" style:family="table-cell" style:parent-style-name="Wynik_20_tabeli_20_przestawnej" style:data-style-name="N116">
      <style:table-cell-properties fo:border-bottom="2.01pt solid #000000" fo:border-left="0.99pt solid #000000" fo:border-right="none" fo:border-top="0.99pt solid #000000"/>
    </style:style>
    <style:style style:name="ce36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37" style:family="table-cell" style:parent-style-name="Kategoria_20_tabeli_20_przestawnej" style:data-style-name="N0">
      <style:table-cell-properties fo:border-bottom="0.99pt solid #000000" fo:border-left="none" fo:border-right="none" fo:border-top="none"/>
    </style:style>
    <style:style style:name="ce38" style:family="table-cell" style:parent-style-name="Wartość_20_tabeli_20_przestawnej">
      <style:table-cell-properties fo:border-bottom="none" fo:border-left="none" fo:border-right="0.99pt solid #000000" fo:border-top="0.99pt solid #000000"/>
    </style:style>
    <style:style style:name="ce39" style:family="table-cell" style:parent-style-name="Wartość_20_tabeli_20_przestawnej">
      <style:table-cell-properties fo:border-bottom="none" fo:border-left="none" fo:border-right="0.99pt solid #000000" fo:border-top="none"/>
    </style:style>
    <style:style style:name="ce40" style:family="table-cell" style:parent-style-name="Wartość_20_tabeli_20_przestawnej" style:data-style-name="N116">
      <style:table-cell-properties fo:border-bottom="none" fo:border-left="none" fo:border-right="0.99pt solid #000000" fo:border-top="none"/>
    </style:style>
    <style:style style:name="ce41" style:family="table-cell" style:parent-style-name="Wartość_20_tabeli_20_przestawnej" style:data-style-name="N116">
      <style:table-cell-properties fo:border-bottom="0.99pt solid #000000" fo:border-left="none" fo:border-right="0.99pt solid #000000" fo:border-top="none"/>
    </style:style>
    <style:style style:name="ce42" style:family="table-cell" style:parent-style-name="Wynik_20_tabeli_20_przestawnej" style:data-style-name="N116">
      <style:table-cell-properties fo:border-bottom="2.01pt solid #000000" fo:border-left="none" fo:border-right="0.99pt solid #000000" fo:border-top="0.99pt solid #000000"/>
    </style:style>
    <style:style style:name="ce43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44" style:family="table-cell" style:parent-style-name="Tytuł_20_tabeli_20_przestawnej" style:data-style-name="N0">
      <style:table-cell-properties fo:border-bottom="0.99pt solid #000000" fo:border-left="0.99pt solid #000000" fo:border-right="2.01pt solid #000000" fo:border-top="0.99pt solid #000000"/>
    </style:style>
    <style:style style:name="ce45" style:family="table-cell" style:parent-style-name="Wynik_20_tabeli_20_przestawnej" style:data-style-name="N116">
      <style:table-cell-properties fo:border-bottom="none" fo:border-left="0.99pt solid #000000" fo:border-right="2.01pt solid #000000" fo:border-top="0.99pt solid #000000"/>
    </style:style>
    <style:style style:name="ce46" style:family="table-cell" style:parent-style-name="Wynik_20_tabeli_20_przestawnej" style:data-style-name="N116">
      <style:table-cell-properties fo:border-bottom="none" fo:border-left="0.99pt solid #000000" fo:border-right="2.01pt solid #000000" fo:border-top="none"/>
    </style:style>
    <style:style style:name="ce47" style:family="table-cell" style:parent-style-name="Wynik_20_tabeli_20_przestawnej" style:data-style-name="N116">
      <style:table-cell-properties fo:border-bottom="0.99pt solid #000000" fo:border-left="0.99pt solid #000000" fo:border-right="2.01pt solid #000000" fo:border-top="none"/>
    </style:style>
    <style:style style:name="ce48" style:family="table-cell" style:parent-style-name="Wynik_20_tabeli_20_przestawnej" style:data-style-name="N116">
      <style:table-cell-properties fo:border-bottom="2.01pt solid #000000" fo:border-left="0.99pt solid #000000" fo:border-right="2.01pt solid #000000" fo:border-top="0.99pt solid #000000"/>
    </style:style>
    <style:style style:name="T1" style:family="text">
      <style:text-properties style:font-style-complex="normal" style:font-name="Arial CE" style:font-style-asian="normal" style:font-weight-complex="bold" style:font-weight-asian="bold" style:font-size-complex="12pt" style:font-size-asian="12pt" style:font-name-complex="Arial CE" style:text-position="0% 100%" fo:color="#3333cc" style:text-outline="false" fo:font-style="normal" style:text-line-through-type="none" style:text-underline-style="none" style:text-underline-color="font-color" fo:font-weight="bold" fo:font-size="12pt" fo:text-shadow="none"/>
    </style:style>
    <style:style style:name="T2" style:family="text">
      <style:text-properties style:font-style-complex="normal" style:font-name="Arial CE" style:font-style-asian="normal" style:font-weight-complex="bold" style:font-weight-asian="bold" style:font-size-complex="12pt" style:font-size-asian="12pt" style:font-name-complex="Arial CE" style:text-position="0% 100%" style:text-outline="false" fo:font-style="normal" style:text-line-through-type="none" style:text-underline-style="none" style:text-underline-color="font-color" fo:font-weight="bold" fo:font-size="12pt" fo:text-shadow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11" office:value-type="string" calcext:value-type="string">
            <text:p>Płeć</text:p>
          </table:table-cell>
          <table:table-cell table:style-name="ce18" office:value-type="string" calcext:value-type="string">
            <text:p>Staż pracy</text:p>
          </table:table-cell>
          <table:table-cell table:style-name="ce11" office:value-type="string" calcext:value-type="string">
            <text:p>Wydział</text:p>
          </table:table-cell>
          <table:table-cell table:number-columns-repeated="1013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Drzewiecki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6000" calcext:value-type="float">
            <text:p><text:s/>6 000,00 zł </text:p>
          </table:table-cell>
          <table:table-cell table:style-name="ce12" office:value-type="float" office:value="34" calcext:value-type="float">
            <text:p>34</text:p>
          </table:table-cell>
          <table:table-cell/>
          <table:table-cell table:style-name="ce19" office:value-type="string" calcext:value-type="string">
            <text:p>M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w3</text:p>
          </table:table-cell>
          <table:table-cell table:number-columns-repeated="1013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8" office:value-type="string" calcext:value-type="string">
            <text:p>Baler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6000" calcext:value-type="float">
            <text:p><text:s/>6 000,00 zł </text:p>
          </table:table-cell>
          <table:table-cell table:style-name="ce12" office:value-type="float" office:value="34" calcext:value-type="float">
            <text:p>34</text:p>
          </table:table-cell>
          <table:table-cell/>
          <table:table-cell table:style-name="ce19" office:value-type="string" calcext:value-type="string">
            <text:p>M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w4</text:p>
          </table:table-cell>
          <table:table-cell table:number-columns-repeated="1013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Przybylska</text:p>
          </table:table-cell>
          <table:table-cell table:style-name="ce8" office:value-type="string" calcext:value-type="string">
            <text:p>Jolan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32" calcext:value-type="float">
            <text:p>32</text:p>
          </table:table-cell>
          <table:table-cell/>
          <table:table-cell table:style-name="ce19" office:value-type="string" calcext:value-type="string">
            <text:p>Ile:</text:p>
          </table:table-cell>
          <table:table-cell table:formula="of:=DCOUNTA([.B4:.G103];[.E4];[.I4:.J5])" office:value-type="float" office:value="10" calcext:value-type="float">
            <text:p>10</text:p>
          </table:table-cell>
          <table:table-cell table:number-columns-repeated="1014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8" office:value-type="string" calcext:value-type="string">
            <text:p>Ciska</text:p>
          </table:table-cell>
          <table:table-cell table:style-name="ce8" office:value-type="string" calcext:value-type="string">
            <text:p>Jolant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32" calcext:value-type="float">
            <text:p>32</text:p>
          </table:table-cell>
          <table:table-cell/>
          <table:table-cell table:style-name="ce19" office:value-type="string" calcext:value-type="string">
            <text:p>Suma:</text:p>
          </table:table-cell>
          <table:table-cell table:style-name="ce20" table:formula="of:=DSUM([.B4:.G103];[.F4];[.I4:.J5])" office:value-type="currency" office:currency="PLN" office:value="39290" calcext:value-type="currency">
            <text:p>39 290,00 zł</text:p>
          </table:table-cell>
          <table:table-cell table:number-columns-repeated="1014"/>
        </table:table-row>
        <table:table-row table:style-name="ro4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Bracka</text:p>
          </table:table-cell>
          <table:table-cell table:style-name="ce9" office:value-type="string" calcext:value-type="string">
            <text:p>Aldo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6" calcext:value-type="float">
            <text:p><text:s/>3 456,00 zł </text:p>
          </table:table-cell>
          <table:table-cell table:style-name="ce13" office:value-type="float" office:value="23" calcext:value-type="float">
            <text:p>23</text:p>
          </table:table-cell>
          <table:table-cell/>
          <table:table-cell table:style-name="ce19" office:value-type="string" calcext:value-type="string">
            <text:p>Suma_w1:</text:p>
          </table:table-cell>
          <table:table-cell table:style-name="ce20" table:formula="of:=DSUM([.B4:.G103];[.F4];[.I4:.K5])" office:value-type="currency" office:currency="PLN" office:value="19578" calcext:value-type="currency">
            <text:p>19 578,00 zł</text:p>
          </table:table-cell>
          <table:table-cell table:number-columns-repeated="1014"/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Filoński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00" calcext:value-type="float">
            <text:p><text:s/>4 500,00 zł </text:p>
          </table:table-cell>
          <table:table-cell table:style-name="ce12" office:value-type="float" office:value="22" calcext:value-type="float">
            <text:p>22</text:p>
          </table:table-cell>
          <table:table-cell/>
          <table:table-cell table:style-name="ce19" office:value-type="string" calcext:value-type="string">
            <text:p>Średnia_w1_w2:</text:p>
          </table:table-cell>
          <table:table-cell table:style-name="ce20" table:formula="of:=DAVERAGE(bazaP;[.F4];[.I4:.K6])" office:value-type="currency" office:currency="PLN" office:value="3598.75" calcext:value-type="currency">
            <text:p>3 598,75 zł</text:p>
          </table:table-cell>
          <table:table-cell table:number-columns-repeated="1014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8" office:value-type="string" calcext:value-type="string">
            <text:p>Blich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000" calcext:value-type="float">
            <text:p><text:s/>2 000,00 zł </text:p>
          </table:table-cell>
          <table:table-cell table:style-name="ce12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80" calcext:value-type="float">
            <text:p>80</text:p>
          </table:table-cell>
          <table:table-cell table:style-name="ce8" office:value-type="string" calcext:value-type="string">
            <text:p>Doliński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00" calcext:value-type="float">
            <text:p><text:s/>4 500,00 zł </text:p>
          </table:table-cell>
          <table:table-cell table:style-name="ce12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8" office:value-type="string" calcext:value-type="string">
            <text:p>Burdanowska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000" calcext:value-type="float">
            <text:p><text:s/>2 000,00 zł </text:p>
          </table:table-cell>
          <table:table-cell table:style-name="ce12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81" calcext:value-type="float">
            <text:p>81</text:p>
          </table:table-cell>
          <table:table-cell table:style-name="ce9" office:value-type="string" calcext:value-type="string">
            <text:p>Hołda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2356" calcext:value-type="float">
            <text:p><text:s/>2 356,00 zł </text:p>
          </table:table-cell>
          <table:table-cell table:style-name="ce13" office:value-type="float" office:value="21" calcext:value-type="float">
            <text:p>2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82" calcext:value-type="float">
            <text:p>82</text:p>
          </table:table-cell>
          <table:table-cell table:style-name="ce9" office:value-type="string" calcext:value-type="string">
            <text:p>Kawalerowicz</text:p>
          </table:table-cell>
          <table:table-cell table:style-name="ce9" office:value-type="string" calcext:value-type="string">
            <text:p>Julian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2356" calcext:value-type="float">
            <text:p><text:s/>2 356,00 zł </text:p>
          </table:table-cell>
          <table:table-cell table:style-name="ce13" office:value-type="float" office:value="21" calcext:value-type="float">
            <text:p>2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Internowski</text:p>
          </table:table-cell>
          <table:table-cell table:style-name="ce9" office:value-type="string" calcext:value-type="string">
            <text:p>Wie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455" calcext:value-type="float">
            <text:p><text:s/>4 455,00 zł </text:p>
          </table:table-cell>
          <table:table-cell table:style-name="ce13" office:value-type="float" office:value="20" calcext:value-type="float">
            <text:p>20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9" office:value-type="string" calcext:value-type="string">
            <text:p>Kowalski</text:p>
          </table:table-cell>
          <table:table-cell table:style-name="ce9" office:value-type="string" calcext:value-type="string">
            <text:p>Jan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455" calcext:value-type="float">
            <text:p><text:s/>4 455,00 zł </text:p>
          </table:table-cell>
          <table:table-cell table:style-name="ce13" office:value-type="float" office:value="20" calcext:value-type="float">
            <text:p>20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iały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9" calcext:value-type="float">
            <text:p><text:s/>3 459,00 zł </text:p>
          </table:table-cell>
          <table:table-cell table:style-name="ce13" office:value-type="float" office:value="13" calcext:value-type="float">
            <text:p>13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Biel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9" calcext:value-type="float">
            <text:p><text:s/>3 459,00 zł </text:p>
          </table:table-cell>
          <table:table-cell table:style-name="ce13" office:value-type="float" office:value="13" calcext:value-type="float">
            <text:p>13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Bzowicka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Jeleń</text:p>
          </table:table-cell>
          <table:table-cell table:style-name="ce8" office:value-type="string" calcext:value-type="string">
            <text:p>Wiolett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20" calcext:value-type="float">
            <text:p><text:s/>720,00 zł 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Malkowicz</text:p>
          </table:table-cell>
          <table:table-cell table:style-name="ce8" office:value-type="string" calcext:value-type="string">
            <text:p>Wiolett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20" calcext:value-type="float">
            <text:p><text:s/>720,00 zł 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8" office:value-type="string" calcext:value-type="string">
            <text:p>Kamińska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Bromka</text:p>
          </table:table-cell>
          <table:table-cell table:style-name="ce8" office:value-type="string" calcext:value-type="string">
            <text:p>Agnieszk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Bromke</text:p>
          </table:table-cell>
          <table:table-cell table:style-name="ce8" office:value-type="string" calcext:value-type="string">
            <text:p>Agnieszk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Dolas</text:p>
          </table:table-cell>
          <table:table-cell table:style-name="ce8" office:value-type="string" calcext:value-type="string">
            <text:p>Agnieszk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9" office:value-type="string" calcext:value-type="string">
            <text:p>Krza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200" calcext:value-type="float">
            <text:p><text:s/>1 2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Kolanko</text:p>
          </table:table-cell>
          <table:table-cell table:style-name="ce9" office:value-type="string" calcext:value-type="string">
            <text:p>Ew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000" calcext:value-type="float">
            <text:p><text:s/>1 000,00 zł </text:p>
          </table:table-cell>
          <table:table-cell table:style-name="ce13" office:value-type="float" office:value="9" calcext:value-type="float">
            <text:p>9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8" office:value-type="string" calcext:value-type="string">
            <text:p>Wolf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80" calcext:value-type="float">
            <text:p><text:s/>880,00 zł </text:p>
          </table:table-cell>
          <table:table-cell table:style-name="ce12" office:value-type="float" office:value="8" calcext:value-type="float">
            <text:p>8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8" office:value-type="string" calcext:value-type="string">
            <text:p>Wolf</text:p>
          </table:table-cell>
          <table:table-cell table:style-name="ce8" office:value-type="string" calcext:value-type="string">
            <text:p>Katarzy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80" calcext:value-type="float">
            <text:p><text:s/>880,00 zł </text:p>
          </table:table-cell>
          <table:table-cell table:style-name="ce12" office:value-type="float" office:value="8" calcext:value-type="float">
            <text:p>8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Trzaska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00" calcext:value-type="float">
            <text:p><text:s/>300,00 zł 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Trzaskalska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00" calcext:value-type="float">
            <text:p><text:s/>300,00 zł 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Arłamow</text:p>
          </table:table-cell>
          <table:table-cell table:style-name="ce9" office:value-type="string" calcext:value-type="string">
            <text:p>Dariusz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2334" calcext:value-type="float">
            <text:p><text:s/>2 334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9" office:value-type="string" calcext:value-type="string">
            <text:p>Bilewicz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2334" calcext:value-type="float">
            <text:p><text:s/>2 334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Drochojowska</text:p>
          </table:table-cell>
          <table:table-cell table:style-name="ce9" office:value-type="string" calcext:value-type="string">
            <text:p>Krysty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288" calcext:value-type="float">
            <text:p><text:s/>1 288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Gołdap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288" calcext:value-type="float">
            <text:p><text:s/>1 288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Wiśniewska 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80" calcext:value-type="float">
            <text:p><text:s/>880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8" office:value-type="string" calcext:value-type="string">
            <text:p>Wiśniewska </text:p>
          </table:table-cell>
          <table:table-cell table:style-name="ce8" office:value-type="string" calcext:value-type="string">
            <text:p>Halin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80" calcext:value-type="float">
            <text:p><text:s/>880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Irchanowicz </text:p>
          </table:table-cell>
          <table:table-cell table:style-name="ce8" office:value-type="string" calcext:value-type="string">
            <text:p>Monik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8" office:value-type="string" calcext:value-type="string">
            <text:p>Bałdyg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Chludzińska </text:p>
          </table:table-cell>
          <table:table-cell table:style-name="ce8" office:value-type="string" calcext:value-type="string">
            <text:p>Małgorza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00" calcext:value-type="float">
            <text:p><text:s/>8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8" office:value-type="string" calcext:value-type="string">
            <text:p>Chudzińska </text:p>
          </table:table-cell>
          <table:table-cell table:style-name="ce8" office:value-type="string" calcext:value-type="string">
            <text:p>Małgorza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00" calcext:value-type="float">
            <text:p><text:s/>8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Minotaj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0" calcext:value-type="float">
            <text:p><text:s/>34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Bichnowski</text:p>
          </table:table-cell>
          <table:table-cell table:style-name="ce9" office:value-type="string" calcext:value-type="string">
            <text:p>Jan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2" calcext:value-type="float">
            <text:p>72</text:p>
          </table:table-cell>
          <table:table-cell table:style-name="ce8" office:value-type="string" calcext:value-type="string">
            <text:p>Ircha </text:p>
          </table:table-cell>
          <table:table-cell table:style-name="ce8" office:value-type="string" calcext:value-type="string">
            <text:p>Moni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3" calcext:value-type="float">
            <text:p>73</text:p>
          </table:table-cell>
          <table:table-cell table:style-name="ce8" office:value-type="string" calcext:value-type="string">
            <text:p>Sałdyg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9" office:value-type="string" calcext:value-type="string">
            <text:p>Amanowicz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235" calcext:value-type="float">
            <text:p><text:s/>1 235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94" calcext:value-type="float">
            <text:p>94</text:p>
          </table:table-cell>
          <table:table-cell table:style-name="ce9" office:value-type="string" calcext:value-type="string">
            <text:p>Bohun</text:p>
          </table:table-cell>
          <table:table-cell table:style-name="ce9" office:value-type="string" calcext:value-type="string">
            <text:p>Jerzy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567" calcext:value-type="float">
            <text:p><text:s/>567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95" calcext:value-type="float">
            <text:p>95</text:p>
          </table:table-cell>
          <table:table-cell table:style-name="ce9" office:value-type="string" calcext:value-type="string">
            <text:p>Ochęduszko</text:p>
          </table:table-cell>
          <table:table-cell table:style-name="ce9" office:value-type="string" calcext:value-type="string">
            <text:p>Krzysztof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567" calcext:value-type="float">
            <text:p><text:s/>567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Chyżn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Joachimska</text:p>
          </table:table-cell>
          <table:table-cell table:style-name="ce8" office:value-type="string" calcext:value-type="string">
            <text:p>Magdale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8" office:value-type="string" calcext:value-type="string">
            <text:p>Osipowicz</text:p>
          </table:table-cell>
          <table:table-cell table:style-name="ce8" office:value-type="string" calcext:value-type="string">
            <text:p>Wiolett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40" calcext:value-type="float">
            <text:p><text:s/>64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8" office:value-type="string" calcext:value-type="string">
            <text:p>Gawrylczuk</text:p>
          </table:table-cell>
          <table:table-cell table:style-name="ce8" office:value-type="string" calcext:value-type="string">
            <text:p>Jo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Michn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8" office:value-type="string" calcext:value-type="string">
            <text:p>Osipow</text:p>
          </table:table-cell>
          <table:table-cell table:style-name="ce8" office:value-type="string" calcext:value-type="string">
            <text:p>Wiolet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40" calcext:value-type="float">
            <text:p><text:s/>64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74" calcext:value-type="float">
            <text:p>74</text:p>
          </table:table-cell>
          <table:table-cell table:style-name="ce8" office:value-type="string" calcext:value-type="string">
            <text:p>Chorze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8" office:value-type="string" calcext:value-type="string">
            <text:p>Gawryluk</text:p>
          </table:table-cell>
          <table:table-cell table:style-name="ce8" office:value-type="string" calcext:value-type="string">
            <text:p>Joann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8" office:value-type="string" calcext:value-type="string">
            <text:p>Joachim</text:p>
          </table:table-cell>
          <table:table-cell table:style-name="ce8" office:value-type="string" calcext:value-type="string">
            <text:p>Magdalen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Ficzak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89" calcext:value-type="float">
            <text:p><text:s/>789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Molgat</text:p>
          </table:table-cell>
          <table:table-cell table:style-name="ce9" office:value-type="string" calcext:value-type="string">
            <text:p>Iren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70" calcext:value-type="float">
            <text:p><text:s/>67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Gąsiorows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20" calcext:value-type="float">
            <text:p><text:s/>42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Graczyk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20" calcext:value-type="float">
            <text:p><text:s/>82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table:style-name="ce8" office:value-type="string" calcext:value-type="string">
            <text:p>Domaradzki 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table:style-name="ce8" office:value-type="string" calcext:value-type="string">
            <text:p>Domeralski 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8" office:value-type="string" calcext:value-type="string">
            <text:p>Byszew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8" office:value-type="string" calcext:value-type="string">
            <text:p>Graczyk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20" calcext:value-type="float">
            <text:p><text:s/>82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66" calcext:value-type="float">
            <text:p>66</text:p>
          </table:table-cell>
          <table:table-cell table:style-name="ce8" office:value-type="string" calcext:value-type="string">
            <text:p>Gąsior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20" calcext:value-type="float">
            <text:p><text:s/>42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75" calcext:value-type="float">
            <text:p>75</text:p>
          </table:table-cell>
          <table:table-cell table:style-name="ce8" office:value-type="string" calcext:value-type="string">
            <text:p>Boryszew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9" office:value-type="string" calcext:value-type="string">
            <text:p>Kalet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567" calcext:value-type="float">
            <text:p><text:s/>567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6" calcext:value-type="float">
            <text:p>96</text:p>
          </table:table-cell>
          <table:table-cell table:style-name="ce9" office:value-type="string" calcext:value-type="string">
            <text:p>Borowicz</text:p>
          </table:table-cell>
          <table:table-cell table:style-name="ce9" office:value-type="string" calcext:value-type="string">
            <text:p>Jan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7" calcext:value-type="float">
            <text:p>97</text:p>
          </table:table-cell>
          <table:table-cell table:style-name="ce9" office:value-type="string" calcext:value-type="string">
            <text:p>Kmicic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8" calcext:value-type="float">
            <text:p>98</text:p>
          </table:table-cell>
          <table:table-cell table:style-name="ce9" office:value-type="string" calcext:value-type="string">
            <text:p>Koleba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1278" calcext:value-type="float">
            <text:p><text:s/>1 278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9" calcext:value-type="float">
            <text:p>99</text:p>
          </table:table-cell>
          <table:table-cell table:style-name="ce9" office:value-type="string" calcext:value-type="string">
            <text:p>Wierzbowski</text:p>
          </table:table-cell>
          <table:table-cell table:style-name="ce9" office:value-type="string" calcext:value-type="string">
            <text:p>Ireneusz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1278" calcext:value-type="float">
            <text:p><text:s/>1 278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Gontarek</text:p>
          </table:table-cell>
          <table:table-cell table:style-name="ce8" office:value-type="string" calcext:value-type="string">
            <text:p>Jadwig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00" calcext:value-type="float">
            <text:p><text:s/>4 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8" office:value-type="string" calcext:value-type="string">
            <text:p>Tarka</text:p>
          </table:table-cell>
          <table:table-cell table:style-name="ce8" office:value-type="string" calcext:value-type="string">
            <text:p>Edyt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table:style-name="ce9" office:value-type="string" calcext:value-type="string">
            <text:p>Domżał</text:p>
          </table:table-cell>
          <table:table-cell table:style-name="ce9" office:value-type="string" calcext:value-type="string">
            <text:p>Irmig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500" calcext:value-type="float">
            <text:p><text:s/>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Dubowicz</text:p>
          </table:table-cell>
          <table:table-cell table:style-name="ce9" office:value-type="string" calcext:value-type="string">
            <text:p>Marian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233.66" calcext:value-type="float">
            <text:p><text:s/>233,66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9" office:value-type="string" calcext:value-type="string">
            <text:p>Nowator</text:p>
          </table:table-cell>
          <table:table-cell table:style-name="ce9" office:value-type="string" calcext:value-type="string">
            <text:p>Jerzy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Ugodowicz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8" office:value-type="string" calcext:value-type="string">
            <text:p>Zuchara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00" calcext:value-type="float">
            <text:p><text:s/>8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Kotow</text:p>
          </table:table-cell>
          <table:table-cell table:style-name="ce9" office:value-type="string" calcext:value-type="string">
            <text:p>Jan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1245" calcext:value-type="float">
            <text:p><text:s/>1 2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9" office:value-type="string" calcext:value-type="string">
            <text:p>Kowalewicz</text:p>
          </table:table-cell>
          <table:table-cell table:style-name="ce9" office:value-type="string" calcext:value-type="string">
            <text:p>Jerzy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Płoc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9" office:value-type="string" calcext:value-type="string">
            <text:p>Zagłoba</text:p>
          </table:table-cell>
          <table:table-cell table:style-name="ce9" office:value-type="string" calcext:value-type="string">
            <text:p>Onufry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1245" calcext:value-type="float">
            <text:p><text:s/>1 2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9" office:value-type="string" calcext:value-type="string">
            <text:p>Kotek</text:p>
          </table:table-cell>
          <table:table-cell table:style-name="ce9" office:value-type="string" calcext:value-type="string">
            <text:p>Henry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9" office:value-type="string" calcext:value-type="string">
            <text:p>Nicin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34" calcext:value-type="float">
            <text:p><text:s/>234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8" calcext:value-type="float">
            <text:p>78</text:p>
          </table:table-cell>
          <table:table-cell table:style-name="ce9" office:value-type="string" calcext:value-type="string">
            <text:p>Nowak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8" office:value-type="string" calcext:value-type="string">
            <text:p>Tarkowska</text:p>
          </table:table-cell>
          <table:table-cell table:style-name="ce8" office:value-type="string" calcext:value-type="string">
            <text:p>Edyt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8" office:value-type="string" calcext:value-type="string">
            <text:p>Gontarska</text:p>
          </table:table-cell>
          <table:table-cell table:style-name="ce8" office:value-type="string" calcext:value-type="string">
            <text:p>Jadwig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00" calcext:value-type="float">
            <text:p><text:s/>4 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8" office:value-type="string" calcext:value-type="string">
            <text:p>Zucharan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00" calcext:value-type="float">
            <text:p><text:s/>8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Borzobohat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9" office:value-type="string" calcext:value-type="string">
            <text:p>Chełmoń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Cichocka</text:p>
          </table:table-cell>
          <table:table-cell table:style-name="ce8" office:value-type="string" calcext:value-type="string">
            <text:p>Monik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40" calcext:value-type="float">
            <text:p><text:s/>640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9" office:value-type="string" calcext:value-type="string">
            <text:p>Kot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25" calcext:value-type="float">
            <text:p><text:s/>12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9" office:value-type="string" calcext:value-type="string">
            <text:p>Falkowski</text:p>
          </table:table-cell>
          <table:table-cell table:style-name="ce9" office:value-type="string" calcext:value-type="string">
            <text:p>Zbignie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Cichecka</text:p>
          </table:table-cell>
          <table:table-cell table:style-name="ce8" office:value-type="string" calcext:value-type="string">
            <text:p>Monik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40" calcext:value-type="float">
            <text:p><text:s/>640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42" calcext:value-type="float">
            <text:p>42</text:p>
          </table:table-cell>
          <table:table-cell table:style-name="ce9" office:value-type="string" calcext:value-type="string">
            <text:p>Ochocki</text:p>
          </table:table-cell>
          <table:table-cell table:style-name="ce9" office:value-type="string" calcext:value-type="string">
            <text:p>D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9" office:value-type="string" calcext:value-type="string">
            <text:p>Jeziorko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Miruń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83" calcext:value-type="float">
            <text:p>83</text:p>
          </table:table-cell>
          <table:table-cell table:style-name="ce9" office:value-type="string" calcext:value-type="string">
            <text:p>Kostkowicz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84" calcext:value-type="float">
            <text:p>84</text:p>
          </table:table-cell>
          <table:table-cell table:style-name="ce9" office:value-type="string" calcext:value-type="string">
            <text:p>Wołodyjowski</text:p>
          </table:table-cell>
          <table:table-cell table:style-name="ce9" office:value-type="string" calcext:value-type="string">
            <text:p>Michał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Turowska</text:p>
          </table:table-cell>
          <table:table-cell table:style-name="ce8" office:value-type="string" calcext:value-type="string">
            <text:p>Lidi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8" office:value-type="string" calcext:value-type="string">
            <text:p>Turkowska</text:p>
          </table:table-cell>
          <table:table-cell table:style-name="ce8" office:value-type="string" calcext:value-type="string">
            <text:p>Lidi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adanie" table:style-name="ta2">
        <office:forms form:automatic-focus="false" form:apply-design-mode="false"/>
        <table:table-column table:style-name="co11" table:default-cell-style-name="ce5"/>
        <table:table-column table:style-name="co8" table:number-columns-repeated="1023" table:default-cell-style-name="Default"/>
        <table:table-row table:style-name="ro2">
          <table:table-cell table:style-name="ce21" office:value-type="string" calcext:value-type="string">
            <text:p>1. W arkuszu <text:span text:style-name="T1">w3</text:span><text:span text:style-name="T2"> umieść tabelę wszystkich osób z wydziału w3</text:span></text:p>
          </table:table-cell>
          <table:table-cell table:style-name="ce21" table:number-columns-repeated="7"/>
          <table:table-cell table:style-name="ce23"/>
          <table:table-cell table:number-columns-repeated="1015"/>
        </table:table-row>
        <table:table-row table:style-name="ro2">
          <table:table-cell table:style-name="ce21" office:value-type="string" calcext:value-type="string">
            <text:p>2. W arkuszu <text:span text:style-name="T1">kobiety</text:span><text:span text:style-name="T2"> umieść tabelę zawierającą dane wszystkich kobiet.</text:span></text:p>
          </table:table-cell>
          <table:table-cell table:style-name="ce21" table:number-columns-repeated="7"/>
          <table:table-cell table:style-name="ce23"/>
          <table:table-cell table:number-columns-repeated="1015"/>
        </table:table-row>
        <table:table-row table:style-name="ro2">
          <table:table-cell table:style-name="ce21" office:value-type="string" calcext:value-type="string">
            <text:p>3. W arkuszu <text:span text:style-name="T1">staż pracy</text:span><text:span text:style-name="T2"> umieść dane wszystkich osób ze stażem pracy poniżej 3 lat</text:span></text:p>
          </table:table-cell>
          <table:table-cell table:style-name="ce21" table:number-columns-repeated="7"/>
          <table:table-cell table:style-name="ce23"/>
          <table:table-cell table:number-columns-repeated="1015"/>
        </table:table-row>
        <table:table-row table:style-name="ro2">
          <table:table-cell table:style-name="ce21" office:value-type="string" calcext:value-type="string">
            <text:p>4. W arkuszu <text:span text:style-name="T1">w2 M w5 K</text:span><text:span text:style-name="T2">  umieść dane wszystkich mężczyzn z wydziału w2 i kobiet z wydziału w5</text:span></text:p>
          </table:table-cell>
          <table:table-cell table:style-name="ce23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 calcext:value-type="string">
            <text:p>Zastosuj metodę kopiowania i wklejania </text:p>
          </table:table-cell>
          <table:table-cell table:style-name="ce22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3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4">
        <office:forms form:automatic-focus="false" form:apply-design-mode="false"/>
        <table:table-column table:style-name="co8" table:number-columns-repeated="5" table:default-cell-style-name="Default"/>
        <table:table-column table:style-name="co12" table:default-cell-style-name="Default"/>
        <table:table-column table:style-name="co8" table:number-columns-repeated="1018" table:default-cell-style-name="Default"/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Drzewiecki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6000" calcext:value-type="float">
            <text:p><text:s/>6 000,00 zł 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60" calcext:value-type="float">
            <text:p>60</text:p>
          </table:table-cell>
          <table:table-cell table:style-name="ce8" office:value-type="string" calcext:value-type="string">
            <text:p>Baler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6000" calcext:value-type="float">
            <text:p><text:s/>6 000,00 zł 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Przybylska</text:p>
          </table:table-cell>
          <table:table-cell table:style-name="ce8" office:value-type="string" calcext:value-type="string">
            <text:p>Jolan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8" office:value-type="string" calcext:value-type="string">
            <text:p>Ciska</text:p>
          </table:table-cell>
          <table:table-cell table:style-name="ce8" office:value-type="string" calcext:value-type="string">
            <text:p>Jolant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Bracka</text:p>
          </table:table-cell>
          <table:table-cell table:style-name="ce9" office:value-type="string" calcext:value-type="string">
            <text:p>Aldo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6" calcext:value-type="float">
            <text:p><text:s/>3 456,00 zł </text:p>
          </table:table-cell>
          <table:table-cell table:style-name="ce13" office:value-type="float" office:value="23" calcext:value-type="float">
            <text:p>23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Filoński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00" calcext:value-type="float">
            <text:p><text:s/>4 500,00 zł 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8" office:value-type="string" calcext:value-type="string">
            <text:p>Blich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000" calcext:value-type="float">
            <text:p><text:s/>2 000,00 zł 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80" calcext:value-type="float">
            <text:p>80</text:p>
          </table:table-cell>
          <table:table-cell table:style-name="ce8" office:value-type="string" calcext:value-type="string">
            <text:p>Doliński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00" calcext:value-type="float">
            <text:p><text:s/>4 500,00 zł 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8" office:value-type="string" calcext:value-type="string">
            <text:p>Burdanowska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000" calcext:value-type="float">
            <text:p><text:s/>2 000,00 zł 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81" calcext:value-type="float">
            <text:p>81</text:p>
          </table:table-cell>
          <table:table-cell table:style-name="ce9" office:value-type="string" calcext:value-type="string">
            <text:p>Hołda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2356" calcext:value-type="float">
            <text:p><text:s/>2 356,00 zł </text:p>
          </table:table-cell>
          <table:table-cell table:style-name="ce13" office:value-type="float" office:value="21" calcext:value-type="float">
            <text:p>21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82" calcext:value-type="float">
            <text:p>82</text:p>
          </table:table-cell>
          <table:table-cell table:style-name="ce9" office:value-type="string" calcext:value-type="string">
            <text:p>Kawalerowicz</text:p>
          </table:table-cell>
          <table:table-cell table:style-name="ce9" office:value-type="string" calcext:value-type="string">
            <text:p>Julian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2356" calcext:value-type="float">
            <text:p><text:s/>2 356,00 zł </text:p>
          </table:table-cell>
          <table:table-cell table:style-name="ce13" office:value-type="float" office:value="21" calcext:value-type="float">
            <text:p>21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Internowski</text:p>
          </table:table-cell>
          <table:table-cell table:style-name="ce9" office:value-type="string" calcext:value-type="string">
            <text:p>Wie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455" calcext:value-type="float">
            <text:p><text:s/>4 455,00 zł 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62" calcext:value-type="float">
            <text:p>62</text:p>
          </table:table-cell>
          <table:table-cell table:style-name="ce9" office:value-type="string" calcext:value-type="string">
            <text:p>Kowalski</text:p>
          </table:table-cell>
          <table:table-cell table:style-name="ce9" office:value-type="string" calcext:value-type="string">
            <text:p>Jan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455" calcext:value-type="float">
            <text:p><text:s/>4 455,00 zł 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iały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9" calcext:value-type="float">
            <text:p><text:s/>3 459,00 zł 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Biel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9" calcext:value-type="float">
            <text:p><text:s/>3 459,00 zł 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Bzowicka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Jeleń</text:p>
          </table:table-cell>
          <table:table-cell table:style-name="ce8" office:value-type="string" calcext:value-type="string">
            <text:p>Wiolett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20" calcext:value-type="float">
            <text:p><text:s/>720,00 zł 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Malkowicz</text:p>
          </table:table-cell>
          <table:table-cell table:style-name="ce8" office:value-type="string" calcext:value-type="string">
            <text:p>Wiolett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20" calcext:value-type="float">
            <text:p><text:s/>720,00 zł 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8" office:value-type="string" calcext:value-type="string">
            <text:p>Kamińska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Bromka</text:p>
          </table:table-cell>
          <table:table-cell table:style-name="ce8" office:value-type="string" calcext:value-type="string">
            <text:p>Agnieszk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Bromke</text:p>
          </table:table-cell>
          <table:table-cell table:style-name="ce8" office:value-type="string" calcext:value-type="string">
            <text:p>Agnieszk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Dolas</text:p>
          </table:table-cell>
          <table:table-cell table:style-name="ce8" office:value-type="string" calcext:value-type="string">
            <text:p>Agnieszk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9" office:value-type="string" calcext:value-type="string">
            <text:p>Krza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200" calcext:value-type="float">
            <text:p><text:s/>1 2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Kolanko</text:p>
          </table:table-cell>
          <table:table-cell table:style-name="ce9" office:value-type="string" calcext:value-type="string">
            <text:p>Ew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000" calcext:value-type="float">
            <text:p><text:s/>1 000,00 zł 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8" office:value-type="string" calcext:value-type="string">
            <text:p>Wolf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80" calcext:value-type="float">
            <text:p><text:s/>880,00 zł 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8" office:value-type="string" calcext:value-type="string">
            <text:p>Wolf</text:p>
          </table:table-cell>
          <table:table-cell table:style-name="ce8" office:value-type="string" calcext:value-type="string">
            <text:p>Katarzy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80" calcext:value-type="float">
            <text:p><text:s/>880,00 zł 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Trzaska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00" calcext:value-type="float">
            <text:p><text:s/>300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Trzaskalska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00" calcext:value-type="float">
            <text:p><text:s/>300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Arłamow</text:p>
          </table:table-cell>
          <table:table-cell table:style-name="ce9" office:value-type="string" calcext:value-type="string">
            <text:p>Dariusz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2334" calcext:value-type="float">
            <text:p><text:s/>2 334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64" calcext:value-type="float">
            <text:p>64</text:p>
          </table:table-cell>
          <table:table-cell table:style-name="ce9" office:value-type="string" calcext:value-type="string">
            <text:p>Bilewicz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2334" calcext:value-type="float">
            <text:p><text:s/>2 334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Drochojowska</text:p>
          </table:table-cell>
          <table:table-cell table:style-name="ce9" office:value-type="string" calcext:value-type="string">
            <text:p>Krysty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288" calcext:value-type="float">
            <text:p><text:s/>1 288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Gołdap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288" calcext:value-type="float">
            <text:p><text:s/>1 288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Wiśniewska 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80" calcext:value-type="float">
            <text:p><text:s/>880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8" office:value-type="string" calcext:value-type="string">
            <text:p>Wiśniewska </text:p>
          </table:table-cell>
          <table:table-cell table:style-name="ce8" office:value-type="string" calcext:value-type="string">
            <text:p>Halin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80" calcext:value-type="float">
            <text:p><text:s/>880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Irchanowicz </text:p>
          </table:table-cell>
          <table:table-cell table:style-name="ce8" office:value-type="string" calcext:value-type="string">
            <text:p>Monik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8" office:value-type="string" calcext:value-type="string">
            <text:p>Bałdyg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Chludzińska </text:p>
          </table:table-cell>
          <table:table-cell table:style-name="ce8" office:value-type="string" calcext:value-type="string">
            <text:p>Małgorza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00" calcext:value-type="float">
            <text:p><text:s/>8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8" office:value-type="string" calcext:value-type="string">
            <text:p>Chudzińska </text:p>
          </table:table-cell>
          <table:table-cell table:style-name="ce8" office:value-type="string" calcext:value-type="string">
            <text:p>Małgorza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00" calcext:value-type="float">
            <text:p><text:s/>8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Minotaj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0" calcext:value-type="float">
            <text:p><text:s/>34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Bichnowski</text:p>
          </table:table-cell>
          <table:table-cell table:style-name="ce9" office:value-type="string" calcext:value-type="string">
            <text:p>Jan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2" calcext:value-type="float">
            <text:p>72</text:p>
          </table:table-cell>
          <table:table-cell table:style-name="ce8" office:value-type="string" calcext:value-type="string">
            <text:p>Ircha </text:p>
          </table:table-cell>
          <table:table-cell table:style-name="ce8" office:value-type="string" calcext:value-type="string">
            <text:p>Moni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3" calcext:value-type="float">
            <text:p>73</text:p>
          </table:table-cell>
          <table:table-cell table:style-name="ce8" office:value-type="string" calcext:value-type="string">
            <text:p>Sałdyg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9" office:value-type="string" calcext:value-type="string">
            <text:p>Amanowicz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235" calcext:value-type="float">
            <text:p><text:s/>1 235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94" calcext:value-type="float">
            <text:p>94</text:p>
          </table:table-cell>
          <table:table-cell table:style-name="ce9" office:value-type="string" calcext:value-type="string">
            <text:p>Bohun</text:p>
          </table:table-cell>
          <table:table-cell table:style-name="ce9" office:value-type="string" calcext:value-type="string">
            <text:p>Jerzy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567" calcext:value-type="float">
            <text:p><text:s/>567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95" calcext:value-type="float">
            <text:p>95</text:p>
          </table:table-cell>
          <table:table-cell table:style-name="ce9" office:value-type="string" calcext:value-type="string">
            <text:p>Ochęduszko</text:p>
          </table:table-cell>
          <table:table-cell table:style-name="ce9" office:value-type="string" calcext:value-type="string">
            <text:p>Krzysztof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567" calcext:value-type="float">
            <text:p><text:s/>567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Chyżn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Joachimska</text:p>
          </table:table-cell>
          <table:table-cell table:style-name="ce8" office:value-type="string" calcext:value-type="string">
            <text:p>Magdale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8" office:value-type="string" calcext:value-type="string">
            <text:p>Osipowicz</text:p>
          </table:table-cell>
          <table:table-cell table:style-name="ce8" office:value-type="string" calcext:value-type="string">
            <text:p>Wiolett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40" calcext:value-type="float">
            <text:p><text:s/>64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8" office:value-type="string" calcext:value-type="string">
            <text:p>Gawrylczuk</text:p>
          </table:table-cell>
          <table:table-cell table:style-name="ce8" office:value-type="string" calcext:value-type="string">
            <text:p>Jo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Michn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8" office:value-type="string" calcext:value-type="string">
            <text:p>Osipow</text:p>
          </table:table-cell>
          <table:table-cell table:style-name="ce8" office:value-type="string" calcext:value-type="string">
            <text:p>Wiolet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40" calcext:value-type="float">
            <text:p><text:s/>64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74" calcext:value-type="float">
            <text:p>74</text:p>
          </table:table-cell>
          <table:table-cell table:style-name="ce8" office:value-type="string" calcext:value-type="string">
            <text:p>Chorze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8" office:value-type="string" calcext:value-type="string">
            <text:p>Gawryluk</text:p>
          </table:table-cell>
          <table:table-cell table:style-name="ce8" office:value-type="string" calcext:value-type="string">
            <text:p>Joann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8" office:value-type="string" calcext:value-type="string">
            <text:p>Joachim</text:p>
          </table:table-cell>
          <table:table-cell table:style-name="ce8" office:value-type="string" calcext:value-type="string">
            <text:p>Magdalen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Ficzak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89" calcext:value-type="float">
            <text:p><text:s/>789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Molgat</text:p>
          </table:table-cell>
          <table:table-cell table:style-name="ce9" office:value-type="string" calcext:value-type="string">
            <text:p>Iren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70" calcext:value-type="float">
            <text:p><text:s/>67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Gąsiorows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20" calcext:value-type="float">
            <text:p><text:s/>42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Graczyk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20" calcext:value-type="float">
            <text:p><text:s/>82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36" calcext:value-type="float">
            <text:p>36</text:p>
          </table:table-cell>
          <table:table-cell table:style-name="ce8" office:value-type="string" calcext:value-type="string">
            <text:p>Domaradzki 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37" calcext:value-type="float">
            <text:p>37</text:p>
          </table:table-cell>
          <table:table-cell table:style-name="ce8" office:value-type="string" calcext:value-type="string">
            <text:p>Domeralski 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8" office:value-type="string" calcext:value-type="string">
            <text:p>Byszew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8" office:value-type="string" calcext:value-type="string">
            <text:p>Graczyk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20" calcext:value-type="float">
            <text:p><text:s/>82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66" calcext:value-type="float">
            <text:p>66</text:p>
          </table:table-cell>
          <table:table-cell table:style-name="ce8" office:value-type="string" calcext:value-type="string">
            <text:p>Gąsior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20" calcext:value-type="float">
            <text:p><text:s/>42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75" calcext:value-type="float">
            <text:p>75</text:p>
          </table:table-cell>
          <table:table-cell table:style-name="ce8" office:value-type="string" calcext:value-type="string">
            <text:p>Boryszew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9" office:value-type="string" calcext:value-type="string">
            <text:p>Kalet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567" calcext:value-type="float">
            <text:p><text:s/>567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96" calcext:value-type="float">
            <text:p>96</text:p>
          </table:table-cell>
          <table:table-cell table:style-name="ce9" office:value-type="string" calcext:value-type="string">
            <text:p>Borowicz</text:p>
          </table:table-cell>
          <table:table-cell table:style-name="ce9" office:value-type="string" calcext:value-type="string">
            <text:p>Jan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97" calcext:value-type="float">
            <text:p>97</text:p>
          </table:table-cell>
          <table:table-cell table:style-name="ce9" office:value-type="string" calcext:value-type="string">
            <text:p>Kmicic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98" calcext:value-type="float">
            <text:p>98</text:p>
          </table:table-cell>
          <table:table-cell table:style-name="ce9" office:value-type="string" calcext:value-type="string">
            <text:p>Koleba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1278" calcext:value-type="float">
            <text:p><text:s/>1 278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99" calcext:value-type="float">
            <text:p>99</text:p>
          </table:table-cell>
          <table:table-cell table:style-name="ce9" office:value-type="string" calcext:value-type="string">
            <text:p>Wierzbowski</text:p>
          </table:table-cell>
          <table:table-cell table:style-name="ce9" office:value-type="string" calcext:value-type="string">
            <text:p>Ireneusz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1278" calcext:value-type="float">
            <text:p><text:s/>1 278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Gontarek</text:p>
          </table:table-cell>
          <table:table-cell table:style-name="ce8" office:value-type="string" calcext:value-type="string">
            <text:p>Jadwig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00" calcext:value-type="float">
            <text:p><text:s/>4 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8" office:value-type="string" calcext:value-type="string">
            <text:p>Tarka</text:p>
          </table:table-cell>
          <table:table-cell table:style-name="ce8" office:value-type="string" calcext:value-type="string">
            <text:p>Edyt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38" calcext:value-type="float">
            <text:p>38</text:p>
          </table:table-cell>
          <table:table-cell table:style-name="ce9" office:value-type="string" calcext:value-type="string">
            <text:p>Domżał</text:p>
          </table:table-cell>
          <table:table-cell table:style-name="ce9" office:value-type="string" calcext:value-type="string">
            <text:p>Irmig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500" calcext:value-type="float">
            <text:p><text:s/>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Dubowicz</text:p>
          </table:table-cell>
          <table:table-cell table:style-name="ce9" office:value-type="string" calcext:value-type="string">
            <text:p>Marian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233.66" calcext:value-type="float">
            <text:p><text:s/>233,66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40" calcext:value-type="float">
            <text:p>40</text:p>
          </table:table-cell>
          <table:table-cell table:style-name="ce9" office:value-type="string" calcext:value-type="string">
            <text:p>Nowator</text:p>
          </table:table-cell>
          <table:table-cell table:style-name="ce9" office:value-type="string" calcext:value-type="string">
            <text:p>Jerzy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Ugodowicz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8" office:value-type="string" calcext:value-type="string">
            <text:p>Zuchara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00" calcext:value-type="float">
            <text:p><text:s/>8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Kotow</text:p>
          </table:table-cell>
          <table:table-cell table:style-name="ce9" office:value-type="string" calcext:value-type="string">
            <text:p>Jan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1245" calcext:value-type="float">
            <text:p><text:s/>1 2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68" calcext:value-type="float">
            <text:p>68</text:p>
          </table:table-cell>
          <table:table-cell table:style-name="ce9" office:value-type="string" calcext:value-type="string">
            <text:p>Kowalewicz</text:p>
          </table:table-cell>
          <table:table-cell table:style-name="ce9" office:value-type="string" calcext:value-type="string">
            <text:p>Jerzy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Płoc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70" calcext:value-type="float">
            <text:p>70</text:p>
          </table:table-cell>
          <table:table-cell table:style-name="ce9" office:value-type="string" calcext:value-type="string">
            <text:p>Zagłoba</text:p>
          </table:table-cell>
          <table:table-cell table:style-name="ce9" office:value-type="string" calcext:value-type="string">
            <text:p>Onufry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1245" calcext:value-type="float">
            <text:p><text:s/>1 2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9" office:value-type="string" calcext:value-type="string">
            <text:p>Kotek</text:p>
          </table:table-cell>
          <table:table-cell table:style-name="ce9" office:value-type="string" calcext:value-type="string">
            <text:p>Henry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9" office:value-type="string" calcext:value-type="string">
            <text:p>Nicin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34" calcext:value-type="float">
            <text:p><text:s/>234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8" calcext:value-type="float">
            <text:p>78</text:p>
          </table:table-cell>
          <table:table-cell table:style-name="ce9" office:value-type="string" calcext:value-type="string">
            <text:p>Nowak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8" office:value-type="string" calcext:value-type="string">
            <text:p>Tarkowska</text:p>
          </table:table-cell>
          <table:table-cell table:style-name="ce8" office:value-type="string" calcext:value-type="string">
            <text:p>Edyt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50" calcext:value-type="float">
            <text:p><text:s/>65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8" office:value-type="string" calcext:value-type="string">
            <text:p>Gontarska</text:p>
          </table:table-cell>
          <table:table-cell table:style-name="ce8" office:value-type="string" calcext:value-type="string">
            <text:p>Jadwig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00" calcext:value-type="float">
            <text:p><text:s/>4 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8" office:value-type="string" calcext:value-type="string">
            <text:p>Zucharan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800" calcext:value-type="float">
            <text:p><text:s/>8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Borzobohat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9" office:value-type="string" calcext:value-type="string">
            <text:p>Chełmoń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Cichocka</text:p>
          </table:table-cell>
          <table:table-cell table:style-name="ce8" office:value-type="string" calcext:value-type="string">
            <text:p>Monik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40" calcext:value-type="float">
            <text:p><text:s/>640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9" office:value-type="string" calcext:value-type="string">
            <text:p>Kot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125" calcext:value-type="float">
            <text:p><text:s/>12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18" calcext:value-type="float">
            <text:p>18</text:p>
          </table:table-cell>
          <table:table-cell table:style-name="ce9" office:value-type="string" calcext:value-type="string">
            <text:p>Falkowski</text:p>
          </table:table-cell>
          <table:table-cell table:style-name="ce9" office:value-type="string" calcext:value-type="string">
            <text:p>Zbignie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Cichecka</text:p>
          </table:table-cell>
          <table:table-cell table:style-name="ce8" office:value-type="string" calcext:value-type="string">
            <text:p>Monik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40" calcext:value-type="float">
            <text:p><text:s/>640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42" calcext:value-type="float">
            <text:p>42</text:p>
          </table:table-cell>
          <table:table-cell table:style-name="ce9" office:value-type="string" calcext:value-type="string">
            <text:p>Ochocki</text:p>
          </table:table-cell>
          <table:table-cell table:style-name="ce9" office:value-type="string" calcext:value-type="string">
            <text:p>D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6" calcext:value-type="float">
            <text:p><text:s/>456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9" office:value-type="string" calcext:value-type="string">
            <text:p>Jeziorko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Miruń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83" calcext:value-type="float">
            <text:p>83</text:p>
          </table:table-cell>
          <table:table-cell table:style-name="ce9" office:value-type="string" calcext:value-type="string">
            <text:p>Kostkowicz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 table:visibility="filter">
          <table:table-cell table:style-name="ce4" office:value-type="float" office:value="84" calcext:value-type="float">
            <text:p>84</text:p>
          </table:table-cell>
          <table:table-cell table:style-name="ce9" office:value-type="string" calcext:value-type="string">
            <text:p>Wołodyjowski</text:p>
          </table:table-cell>
          <table:table-cell table:style-name="ce9" office:value-type="string" calcext:value-type="string">
            <text:p>Michał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345" calcext:value-type="float">
            <text:p><text:s/>345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Turowska</text:p>
          </table:table-cell>
          <table:table-cell table:style-name="ce8" office:value-type="string" calcext:value-type="string">
            <text:p>Lidi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8" office:value-type="string" calcext:value-type="string">
            <text:p>Turkowska</text:p>
          </table:table-cell>
          <table:table-cell table:style-name="ce8" office:value-type="string" calcext:value-type="string">
            <text:p>Lidi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kobiety_1" table:style-name="ta5">
        <office:forms form:automatic-focus="false" form:apply-design-mode="false"/>
        <table:table-column table:style-name="co10" table:default-cell-style-name="ce27"/>
        <table:table-column table:style-name="co13" table:default-cell-style-name="ce32"/>
        <table:table-column table:style-name="co13" table:default-cell-style-name="ce39"/>
        <table:table-column table:style-name="co14" table:default-cell-style-name="ce46"/>
        <table:table-row table:style-name="ro5">
          <table:table-cell table:style-name="ce24" office:value-type="string" calcext:value-type="string">
            <text:p>Suma - Zarobki </text:p>
          </table:table-cell>
          <table:table-cell table:style-name="ce29" office:value-type="string" calcext:value-type="string">
            <text:p>Dane</text:p>
          </table:table-cell>
          <table:table-cell table:style-name="ce36"/>
          <table:table-cell table:style-name="ce43"/>
        </table:table-row>
        <table:table-row table:style-name="ro5">
          <table:table-cell table:style-name="ce25" office:value-type="string" calcext:value-type="string">
            <text:p>Staż pracy</text:p>
          </table:table-cell>
          <table:table-cell table:style-name="ce30" office:value-type="string" calcext:value-type="string">
            <text:p>K</text:p>
          </table:table-cell>
          <table:table-cell table:style-name="ce37" office:value-type="string" calcext:value-type="string">
            <text:p>M</text:p>
          </table:table-cell>
          <table:table-cell table:style-name="ce44" office:value-type="string" calcext:value-type="string">
            <text:p>Suma Wynik</text:p>
          </table:table-cell>
        </table:table-row>
        <table:table-row table:style-name="ro5">
          <table:table-cell table:style-name="ce26" office:value-type="float" office:value="11" calcext:value-type="float">
            <text:p>11</text:p>
          </table:table-cell>
          <table:table-cell table:style-name="ce31" office:value-type="float" office:value="3900" calcext:value-type="float">
            <text:p><text:s/>3 900,00 zł </text:p>
          </table:table-cell>
          <table:table-cell table:style-name="ce38"/>
          <table:table-cell table:style-name="ce45" office:value-type="float" office:value="3900" calcext:value-type="float">
            <text:p><text:s/>3 900,00 zł 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740" calcext:value-type="float">
            <text:p><text:s/>2 740,00 zł </text:p>
          </table:table-cell>
          <table:table-cell/>
          <table:table-cell office:value-type="float" office:value="2740" calcext:value-type="float">
            <text:p><text:s/>2 740,00 zł 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6918" calcext:value-type="float">
            <text:p><text:s/>6 918,00 zł </text:p>
          </table:table-cell>
          <table:table-cell/>
          <table:table-cell office:value-type="float" office:value="6918" calcext:value-type="float">
            <text:p><text:s/>6 918,00 zł 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table:style-name="ce33"/>
          <table:table-cell table:style-name="ce40" office:value-type="float" office:value="8910" calcext:value-type="float">
            <text:p><text:s/>8 910,00 zł </text:p>
          </table:table-cell>
          <table:table-cell office:value-type="float" office:value="8910" calcext:value-type="float">
            <text:p><text:s/>8 910,00 zł 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table:style-name="ce33"/>
          <table:table-cell table:style-name="ce40" office:value-type="float" office:value="4712" calcext:value-type="float">
            <text:p><text:s/>4 712,00 zł </text:p>
          </table:table-cell>
          <table:table-cell office:value-type="float" office:value="4712" calcext:value-type="float">
            <text:p><text:s/>4 712,00 zł 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4000" calcext:value-type="float">
            <text:p><text:s/>4 000,00 zł </text:p>
          </table:table-cell>
          <table:table-cell table:style-name="ce40" office:value-type="float" office:value="9000" calcext:value-type="float">
            <text:p><text:s/>9 000,00 zł </text:p>
          </table:table-cell>
          <table:table-cell office:value-type="float" office:value="13000" calcext:value-type="float">
            <text:p><text:s/>13 000,00 zł 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3456" calcext:value-type="float">
            <text:p><text:s/>3 456,00 zł </text:p>
          </table:table-cell>
          <table:table-cell/>
          <table:table-cell office:value-type="float" office:value="3456" calcext:value-type="float">
            <text:p><text:s/>3 456,00 zł </text:p>
          </table:table-cell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1400" calcext:value-type="float">
            <text:p><text:s/>1 400,00 zł </text:p>
          </table:table-cell>
          <table:table-cell/>
          <table:table-cell office:value-type="float" office:value="1400" calcext:value-type="float">
            <text:p><text:s/>1 400,00 zł 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table:style-name="ce34"/>
          <table:table-cell table:style-name="ce41" office:value-type="float" office:value="12000" calcext:value-type="float">
            <text:p><text:s/>12 000,00 zł </text:p>
          </table:table-cell>
          <table:table-cell table:style-name="ce47" office:value-type="float" office:value="12000" calcext:value-type="float">
            <text:p><text:s/>12 000,00 zł </text:p>
          </table:table-cell>
        </table:table-row>
        <table:table-row table:style-name="ro5">
          <table:table-cell table:style-name="ce28" office:value-type="string" calcext:value-type="string">
            <text:p>Suma Wynik</text:p>
          </table:table-cell>
          <table:table-cell table:style-name="ce35" office:value-type="float" office:value="22414" calcext:value-type="float">
            <text:p><text:s/>22 414,00 zł </text:p>
          </table:table-cell>
          <table:table-cell table:style-name="ce42" office:value-type="float" office:value="34622" calcext:value-type="float">
            <text:p><text:s/>34 622,00 zł </text:p>
          </table:table-cell>
          <table:table-cell table:style-name="ce48" office:value-type="float" office:value="57036" calcext:value-type="float">
            <text:p><text:s/>57 036,00 zł </text:p>
          </table:table-cell>
        </table:table-row>
      </table:table>
      <table:table table:name="Staż pracy &lt; 3 lat" table:style-name="ta6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7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azaP" table:base-cell-address="$'Baza danych'.$B$6" table:cell-range-address="$'Baza danych'.$B$4:.$G$103"/>
      </table:named-expressions>
      <table:database-ranges>
        <table:database-range table:name="__Anonymous_Sheet_DB__0" table:target-range-address="'Baza danych'.A4:'Baza danych'.G103"/>
        <table:database-range table:name="__Anonymous_Sheet_DB__3" table:target-range-address="kobiety.J32:kobiety.J32" table:contains-header="false"/>
      </table:database-ranges>
      <table:data-pilot-tables>
        <table:data-pilot-table table:name="DataPilot1" table:application-data="" table:target-range-address="'Tabela przestawna_kobiety_1'.A1:'Tabela przestawna_kobiety_1'.D12" table:buttons="'Tabela przestawna_kobiety_1'.A2 'Tabela przestawna_kobiety_1'.B1" table:show-filter-button="false" table:drill-down-on-double-click="false">
          <table:source-cell-range table:cell-range-address="kobiety.A1:kobiety.G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ż pracy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false" table:show-details="true"/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false" table:show-details="true"/>
                <table:data-pilot-member table:name="5" table:display="false" table:show-details="true"/>
                <table:data-pilot-member table:name="6" table:display="false" table:show-details="true"/>
                <table:data-pilot-member table:name="7" table:display="false" table:show-details="true"/>
                <table:data-pilot-member table:name="8" table:display="false" table:show-details="true"/>
                <table:data-pilot-member table:name="9" table:display="fals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32" table:display="true" table:show-details="true"/>
                <table:data-pilot-member table:name="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arobki " table:orientation="data" table:used-hierarchy="0" table:function="sum">
            <table:data-pilot-level table:show-empty="false" calcext:repeat-item-labels="false">
              <table:data-pilot-members>
                <table:data-pilot-member table:name=" 125,00 zł " table:display="true" table:show-details="true"/>
                <table:data-pilot-member table:name=" 233,66 zł " table:display="true" table:show-details="true"/>
                <table:data-pilot-member table:name=" 234,00 zł " table:display="true" table:show-details="true"/>
                <table:data-pilot-member table:name=" 300,00 zł " table:display="true" table:show-details="true"/>
                <table:data-pilot-member table:name=" 340,00 zł " table:display="true" table:show-details="true"/>
                <table:data-pilot-member table:name=" 345,00 zł " table:display="true" table:show-details="true"/>
                <table:data-pilot-member table:name=" 420,00 zł " table:display="true" table:show-details="true"/>
                <table:data-pilot-member table:name=" 456,00 zł " table:display="true" table:show-details="true"/>
                <table:data-pilot-member table:name=" 500,00 zł " table:display="true" table:show-details="true"/>
                <table:data-pilot-member table:name=" 567,00 zł " table:display="true" table:show-details="true"/>
                <table:data-pilot-member table:name=" 640,00 zł " table:display="true" table:show-details="true"/>
                <table:data-pilot-member table:name=" 650,00 zł " table:display="true" table:show-details="true"/>
                <table:data-pilot-member table:name=" 670,00 zł " table:display="true" table:show-details="true"/>
                <table:data-pilot-member table:name=" 700,00 zł " table:display="true" table:show-details="true"/>
                <table:data-pilot-member table:name=" 720,00 zł " table:display="true" table:show-details="true"/>
                <table:data-pilot-member table:name=" 789,00 zł " table:display="true" table:show-details="true"/>
                <table:data-pilot-member table:name=" 800,00 zł " table:display="true" table:show-details="true"/>
                <table:data-pilot-member table:name=" 820,00 zł " table:display="true" table:show-details="true"/>
                <table:data-pilot-member table:name=" 880,00 zł " table:display="true" table:show-details="true"/>
                <table:data-pilot-member table:name=" 900,00 zł " table:display="true" table:show-details="true"/>
                <table:data-pilot-member table:name=" 1 000,00 zł " table:display="true" table:show-details="true"/>
                <table:data-pilot-member table:name=" 1 200,00 zł " table:display="true" table:show-details="true"/>
                <table:data-pilot-member table:name=" 1 235,00 zł " table:display="true" table:show-details="true"/>
                <table:data-pilot-member table:name=" 1 245,00 zł " table:display="true" table:show-details="true"/>
                <table:data-pilot-member table:name=" 1 278,00 zł " table:display="true" table:show-details="true"/>
                <table:data-pilot-member table:name=" 1 288,00 zł " table:display="true" table:show-details="true"/>
                <table:data-pilot-member table:name=" 2 000,00 zł " table:display="true" table:show-details="true"/>
                <table:data-pilot-member table:name=" 2 334,00 zł " table:display="true" table:show-details="true"/>
                <table:data-pilot-member table:name=" 2 356,00 zł " table:display="true" table:show-details="true"/>
                <table:data-pilot-member table:name=" 3 456,00 zł " table:display="true" table:show-details="true"/>
                <table:data-pilot-member table:name=" 3 459,00 zł " table:display="true" table:show-details="true"/>
                <table:data-pilot-member table:name=" 4 455,00 zł " table:display="true" table:show-details="true"/>
                <table:data-pilot-member table:name=" 4 500,00 zł " table:display="true" table:show-details="true"/>
                <table:data-pilot-member table:name=" 6 000,00 zł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7-04-11T08:38:49.260518209</dc:date>
    <meta:editing-cycles>2</meta:editing-cycles>
    <meta:editing-duration>PT59S</meta:editing-duration>
    <meta:document-statistic meta:table-count="7" meta:cell-count="1461" meta:object-count="0"/>
    <meta:generator>LibreOffice/5.2.6.2$Linux_X86_64 LibreOffice_project/20m0$Build-2</meta:generator>
  </office:meta>
</office:document-meta>
</file>